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9.825cm" svg:height="12.776cm" svg:x="4.145cm" svg:y="1.5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9.825cm" svg:height="12.776cm" svg:x="4.145cm" svg:y="1.5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3.101cm" svg:height="15.273cm" svg:x="2.507cm" svg:y="0.2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6:03:29.392607478</meta:creation-date>
    <dc:date>2019-03-19T16:05:31.390447354</dc:date>
    <meta:editing-duration>PT2M2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26cm" svg:height="12.777cm" xlink:href="." xlink:type="simple" chart:class="chart:scatter" chart:style-name="ch1">
        <chart:title svg:x="8.441cm" svg:y="0.391cm" chart:style-name="ch2">
          <text:p>NE-213, "cup"</text:p>
        </chart:title>
        <chart:subtitle svg:x="8.255cm" svg:y="1.425cm" chart:style-name="ch3">
          <text:p>bias measurement</text:p>
        </chart:subtitle>
        <chart:plot-area chart:style-name="ch4" chart:data-source-has-labels="both" svg:x="1.407cm" svg:y="2.363cm" svg:width="18.023cm" svg:height="9.178cm">
          <chartooo:coordinate-region svg:x="2.69cm" svg:y="2.562cm" svg:width="15.852cm" svg:height="8.332cm"/>
          <chart:axis chart:dimension="x" chart:name="primary-x" chart:style-name="ch5" chartooo:axis-type="auto">
            <chart:title svg:x="9.818cm" svg:y="11.796cm" chart:style-name="ch6">
              <text:p>Bias [V]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7.697cm" chart:style-name="ch8">
              <text:p>Rate [s-1]</text:p>
            </chart:title>
            <chart:grid chart:style-name="ch9" chart:class="major"/>
          </chart:axis>
          <chart:series chart:style-name="ch10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.2">
                <text:p>1400.2</text:p>
              </table:table-cell>
              <table:table-cell office:value-type="float" office:value="1.38333333333333">
                <text:p>1.38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0.2">
                <text:p>1450.2</text:p>
              </table:table-cell>
              <table:table-cell office:value-type="float" office:value="2.80555555555556">
                <text:p>2.80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.2">
                <text:p>1500.2</text:p>
              </table:table-cell>
              <table:table-cell office:value-type="float" office:value="6.42222222222222">
                <text:p>6.4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.2">
                <text:p>1550.2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5.2">
                <text:p>1575.2</text:p>
              </table:table-cell>
              <table:table-cell office:value-type="float" office:value="58.9944444444445">
                <text:p>58.9944444444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.2">
                <text:p>1600.2</text:p>
              </table:table-cell>
              <table:table-cell office:value-type="float" office:value="313.794444444444">
                <text:p>313.79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0.2">
                <text:p>1650.2</text:p>
              </table:table-cell>
              <table:table-cell office:value-type="float" office:value="1906.25555555556">
                <text:p>1906.2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.2">
                <text:p>1700.2</text:p>
              </table:table-cell>
              <table:table-cell office:value-type="float" office:value="3469.43888888889">
                <text:p>3469.43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.2">
                <text:p>1750.2</text:p>
              </table:table-cell>
              <table:table-cell office:value-type="float" office:value="4518.57222222222">
                <text:p>4518.57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.2">
                <text:p>1800.2</text:p>
              </table:table-cell>
              <table:table-cell office:value-type="float" office:value="5301.53888888889">
                <text:p>5301.53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0.2">
                <text:p>1850.2</text:p>
              </table:table-cell>
              <table:table-cell office:value-type="float" office:value="5934.95">
                <text:p>5934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.4">
                <text:p>1900.4</text:p>
              </table:table-cell>
              <table:table-cell office:value-type="float" office:value="6424.06111111111">
                <text:p>6424.06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0.4">
                <text:p>1950.4</text:p>
              </table:table-cell>
              <table:table-cell office:value-type="float" office:value="6891.62222222222">
                <text:p>6891.6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.2">
                <text:p>2000.2</text:p>
              </table:table-cell>
              <table:table-cell office:value-type="float" office:value="7257.63888888889">
                <text:p>7257.63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0.4">
                <text:p>2050.4</text:p>
              </table:table-cell>
              <table:table-cell office:value-type="float" office:value="7413.64444444444">
                <text:p>7413.6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.4">
                <text:p>2100.4</text:p>
              </table:table-cell>
              <table:table-cell office:value-type="float" office:value="7756.25555555556">
                <text:p>7756.2555555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.4">
                <text:p>2150.4</text:p>
              </table:table-cell>
              <table:table-cell office:value-type="float" office:value="8150.95">
                <text:p>815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.4">
                <text:p>2200.4</text:p>
              </table:table-cell>
              <table:table-cell office:value-type="float" office:value="8468.55">
                <text:p>8468.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0.4">
                <text:p>2250.4</text:p>
              </table:table-cell>
              <table:table-cell office:value-type="float" office:value="8927.98333333333">
                <text:p>8927.9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.4">
                <text:p>2300.4</text:p>
              </table:table-cell>
              <table:table-cell office:value-type="float" office:value="9390.03333333333">
                <text:p>9390.0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02cm" svg:height="15.274cm" xlink:href="." xlink:type="simple" chart:class="chart:scatter" chart:style-name="ch1">
        <chart:title svg:x="10.224cm" svg:y="0.441cm" chart:style-name="ch2">
          <text:p>Rate vs bias</text:p>
        </chart:title>
        <chart:subtitle svg:x="10.475cm" svg:y="1.525cm" chart:style-name="ch3">
          <text:p>comparison</text:p>
        </chart:subtitle>
        <chart:legend chart:legend-position="end" svg:x="18.609cm" svg:y="7.089cm" style:legend-expansion="high" chart:style-name="ch4"/>
        <chart:plot-area chart:style-name="ch5" chart:data-source-has-labels="both" svg:x="1.473cm" svg:y="2.513cm" svg:width="16.674cm" svg:height="11.475cm">
          <chartooo:coordinate-region svg:x="2.756cm" svg:y="2.712cm" svg:width="14.503cm" svg:height="10.629cm"/>
          <chart:axis chart:dimension="x" chart:name="primary-x" chart:style-name="ch6" chartooo:axis-type="auto">
            <chart:title svg:x="9.21cm" svg:y="14.293cm" chart:style-name="ch7">
              <text:p>Bias [V]</text:p>
            </chart:title>
            <chart:categories table:cell-range-address="local-table.$A$2:.$A$21"/>
          </chart:axis>
          <chart:axis chart:dimension="y" chart:name="primary-y" chart:style-name="ch8">
            <chart:title svg:x="0.451cm" svg:y="8.929cm" chart:style-name="ch9">
              <text:p>rate [s-1]</text:p>
            </chart:title>
            <chart:grid chart:style-name="ch10" chart:class="major"/>
          </chart:axis>
          <chart:series chart:style-name="ch11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2" chart:values-cell-range-address="local-table.$E$2:.$E$21" chart:label-cell-address="local-table.$E$1" chart:class="chart:scatter">
            <chart:domain table:cell-range-address="local-table.$D$2:.$D$2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E-213 cup detector</text:p>
              </table:table-cell>
              <table:table-cell office:value-type="string">
                <text:p/>
              </table:table-cell>
              <table:table-cell office:value-type="string">
                <text:p>EJ-305 cup dete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.2">
                <text:p>1400.2</text:p>
              </table:table-cell>
              <table:table-cell office:value-type="float" office:value="1.38333333333333">
                <text:p>1.38333333333333</text:p>
              </table:table-cell>
              <table:table-cell office:value-type="float" office:value="1400.2">
                <text:p>1400.2</text:p>
              </table:table-cell>
              <table:table-cell office:value-type="float" office:value="12.5055555555556">
                <text:p>12.50555555555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0.2">
                <text:p>1450.2</text:p>
              </table:table-cell>
              <table:table-cell office:value-type="float" office:value="2.80555555555556">
                <text:p>2.80555555555556</text:p>
              </table:table-cell>
              <table:table-cell office:value-type="float" office:value="1425.2">
                <text:p>1425.2</text:p>
              </table:table-cell>
              <table:table-cell office:value-type="float" office:value="120.472222222222">
                <text:p>120.47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.2">
                <text:p>1500.2</text:p>
              </table:table-cell>
              <table:table-cell office:value-type="float" office:value="6.42222222222222">
                <text:p>6.42222222222222</text:p>
              </table:table-cell>
              <table:table-cell office:value-type="float" office:value="1450.2">
                <text:p>1450.2</text:p>
              </table:table-cell>
              <table:table-cell office:value-type="float" office:value="915.377777777778">
                <text:p>915.3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.2">
                <text:p>1550.2</text:p>
              </table:table-cell>
              <table:table-cell office:value-type="float" office:value="15.65">
                <text:p>15.65</text:p>
              </table:table-cell>
              <table:table-cell office:value-type="float" office:value="1500.2">
                <text:p>1500.2</text:p>
              </table:table-cell>
              <table:table-cell office:value-type="float" office:value="2990.81111111111">
                <text:p>2990.8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5.2">
                <text:p>1575.2</text:p>
              </table:table-cell>
              <table:table-cell office:value-type="float" office:value="58.9944444444445">
                <text:p>58.9944444444445</text:p>
              </table:table-cell>
              <table:table-cell office:value-type="float" office:value="1550.2">
                <text:p>1550.2</text:p>
              </table:table-cell>
              <table:table-cell office:value-type="float" office:value="4286.62777777778">
                <text:p>4286.62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.2">
                <text:p>1600.2</text:p>
              </table:table-cell>
              <table:table-cell office:value-type="float" office:value="313.794444444444">
                <text:p>313.794444444444</text:p>
              </table:table-cell>
              <table:table-cell office:value-type="float" office:value="1600.2">
                <text:p>1600.2</text:p>
              </table:table-cell>
              <table:table-cell office:value-type="float" office:value="5195.45">
                <text:p>5195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0.2">
                <text:p>1650.2</text:p>
              </table:table-cell>
              <table:table-cell office:value-type="float" office:value="1906.25555555556">
                <text:p>1906.25555555556</text:p>
              </table:table-cell>
              <table:table-cell office:value-type="float" office:value="1650.2">
                <text:p>1650.2</text:p>
              </table:table-cell>
              <table:table-cell office:value-type="float" office:value="5911.61666666667">
                <text:p>5911.6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.2">
                <text:p>1700.2</text:p>
              </table:table-cell>
              <table:table-cell office:value-type="float" office:value="3469.43888888889">
                <text:p>3469.43888888889</text:p>
              </table:table-cell>
              <table:table-cell office:value-type="float" office:value="1700.2">
                <text:p>1700.2</text:p>
              </table:table-cell>
              <table:table-cell office:value-type="float" office:value="6506.92222222222">
                <text:p>6506.9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.2">
                <text:p>1750.2</text:p>
              </table:table-cell>
              <table:table-cell office:value-type="float" office:value="4518.57222222222">
                <text:p>4518.57222222222</text:p>
              </table:table-cell>
              <table:table-cell office:value-type="float" office:value="1750.4">
                <text:p>1750.4</text:p>
              </table:table-cell>
              <table:table-cell office:value-type="float" office:value="6990.73333333333">
                <text:p>6990.7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.2">
                <text:p>1800.2</text:p>
              </table:table-cell>
              <table:table-cell office:value-type="float" office:value="5301.53888888889">
                <text:p>5301.53888888889</text:p>
              </table:table-cell>
              <table:table-cell office:value-type="float" office:value="1800.4">
                <text:p>1800.4</text:p>
              </table:table-cell>
              <table:table-cell office:value-type="float" office:value="7340.73888888889">
                <text:p>7340.73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0.2">
                <text:p>1850.2</text:p>
              </table:table-cell>
              <table:table-cell office:value-type="float" office:value="5934.95">
                <text:p>5934.95</text:p>
              </table:table-cell>
              <table:table-cell office:value-type="float" office:value="1850.2">
                <text:p>1850.2</text:p>
              </table:table-cell>
              <table:table-cell office:value-type="float" office:value="7671.39444444444">
                <text:p>7671.39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.4">
                <text:p>1900.4</text:p>
              </table:table-cell>
              <table:table-cell office:value-type="float" office:value="6424.06111111111">
                <text:p>6424.06111111111</text:p>
              </table:table-cell>
              <table:table-cell office:value-type="float" office:value="1900.4">
                <text:p>1900.4</text:p>
              </table:table-cell>
              <table:table-cell office:value-type="float" office:value="7928.58333333333">
                <text:p>7928.5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0.4">
                <text:p>1950.4</text:p>
              </table:table-cell>
              <table:table-cell office:value-type="float" office:value="6891.62222222222">
                <text:p>6891.62222222222</text:p>
              </table:table-cell>
              <table:table-cell office:value-type="float" office:value="1950.4">
                <text:p>1950.4</text:p>
              </table:table-cell>
              <table:table-cell office:value-type="float" office:value="8149.73888888889">
                <text:p>8149.73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.2">
                <text:p>2000.2</text:p>
              </table:table-cell>
              <table:table-cell office:value-type="float" office:value="7257.63888888889">
                <text:p>7257.63888888889</text:p>
              </table:table-cell>
              <table:table-cell office:value-type="float" office:value="2000.2">
                <text:p>2000.2</text:p>
              </table:table-cell>
              <table:table-cell office:value-type="float" office:value="8332.65555555555">
                <text:p>8332.6555555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0.4">
                <text:p>2050.4</text:p>
              </table:table-cell>
              <table:table-cell office:value-type="float" office:value="7413.64444444444">
                <text:p>7413.64444444444</text:p>
              </table:table-cell>
              <table:table-cell office:value-type="float" office:value="2050.4">
                <text:p>2050.4</text:p>
              </table:table-cell>
              <table:table-cell office:value-type="float" office:value="8492.26111111111">
                <text:p>8492.26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.4">
                <text:p>2100.4</text:p>
              </table:table-cell>
              <table:table-cell office:value-type="float" office:value="7756.25555555556">
                <text:p>7756.25555555556</text:p>
              </table:table-cell>
              <table:table-cell office:value-type="float" office:value="2100.6">
                <text:p>2100.6</text:p>
              </table:table-cell>
              <table:table-cell office:value-type="float" office:value="8632.76666666667">
                <text:p>8632.7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.4">
                <text:p>2150.4</text:p>
              </table:table-cell>
              <table:table-cell office:value-type="float" office:value="8150.95">
                <text:p>8150.95</text:p>
              </table:table-cell>
              <table:table-cell office:value-type="float" office:value="2150.4">
                <text:p>2150.4</text:p>
              </table:table-cell>
              <table:table-cell office:value-type="float" office:value="8816.08333333333">
                <text:p>8816.0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.4">
                <text:p>2200.4</text:p>
              </table:table-cell>
              <table:table-cell office:value-type="float" office:value="8468.55">
                <text:p>8468.55</text:p>
              </table:table-cell>
              <table:table-cell office:value-type="float" office:value="2200.6">
                <text:p>2200.6</text:p>
              </table:table-cell>
              <table:table-cell office:value-type="float" office:value="9053.27777777778">
                <text:p>9053.2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0.4">
                <text:p>2250.4</text:p>
              </table:table-cell>
              <table:table-cell office:value-type="float" office:value="8927.98333333333">
                <text:p>8927.98333333333</text:p>
              </table:table-cell>
              <table:table-cell office:value-type="float" office:value="2250.4">
                <text:p>2250.4</text:p>
              </table:table-cell>
              <table:table-cell office:value-type="float" office:value="9345.92222222222">
                <text:p>9345.92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.4">
                <text:p>2300.4</text:p>
              </table:table-cell>
              <table:table-cell office:value-type="float" office:value="9390.03333333333">
                <text:p>9390.03333333333</text:p>
              </table:table-cell>
              <table:table-cell office:value-type="float" office:value="2300.4">
                <text:p>2300.4</text:p>
              </table:table-cell>
              <table:table-cell office:value-type="float" office:value="9750.09444444444">
                <text:p>9750.09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26cm" svg:height="12.777cm" xlink:href="." xlink:type="simple" chart:class="chart:scatter" chart:style-name="ch1">
        <chart:title svg:x="8.48cm" svg:y="0.391cm" chart:style-name="ch2">
          <text:p>EJ-305, "cup"</text:p>
        </chart:title>
        <chart:subtitle svg:x="8.255cm" svg:y="1.425cm" chart:style-name="ch3">
          <text:p>bias measurement</text:p>
        </chart:subtitle>
        <chart:plot-area chart:style-name="ch4" chart:data-source-has-labels="both" svg:x="1.407cm" svg:y="2.363cm" svg:width="18.023cm" svg:height="9.178cm">
          <chartooo:coordinate-region svg:x="2.875cm" svg:y="2.562cm" svg:width="15.852cm" svg:height="8.332cm"/>
          <chart:axis chart:dimension="x" chart:name="primary-x" chart:style-name="ch5" chartooo:axis-type="auto">
            <chart:title svg:x="9.818cm" svg:y="11.796cm" chart:style-name="ch6">
              <text:p>Bias [V]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7.697cm" chart:style-name="ch8">
              <text:p>Rate [s-1]</text:p>
            </chart:title>
            <chart:grid chart:style-name="ch9" chart:class="major"/>
          </chart:axis>
          <chart:series chart:style-name="ch10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.2">
                <text:p>1400.2</text:p>
              </table:table-cell>
              <table:table-cell office:value-type="float" office:value="12.5055555555556">
                <text:p>12.50555555555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5.2">
                <text:p>1425.2</text:p>
              </table:table-cell>
              <table:table-cell office:value-type="float" office:value="120.472222222222">
                <text:p>120.47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2">
                <text:p>1450.2</text:p>
              </table:table-cell>
              <table:table-cell office:value-type="float" office:value="915.377777777778">
                <text:p>915.3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.2">
                <text:p>1500.2</text:p>
              </table:table-cell>
              <table:table-cell office:value-type="float" office:value="2990.81111111111">
                <text:p>2990.8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0.2">
                <text:p>1550.2</text:p>
              </table:table-cell>
              <table:table-cell office:value-type="float" office:value="4286.62777777778">
                <text:p>4286.62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.2">
                <text:p>1600.2</text:p>
              </table:table-cell>
              <table:table-cell office:value-type="float" office:value="5195.45">
                <text:p>5195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0.2">
                <text:p>1650.2</text:p>
              </table:table-cell>
              <table:table-cell office:value-type="float" office:value="5911.61666666667">
                <text:p>5911.6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.2">
                <text:p>1700.2</text:p>
              </table:table-cell>
              <table:table-cell office:value-type="float" office:value="6506.92222222222">
                <text:p>6506.9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.4">
                <text:p>1750.4</text:p>
              </table:table-cell>
              <table:table-cell office:value-type="float" office:value="6990.73333333333">
                <text:p>6990.7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.4">
                <text:p>1800.4</text:p>
              </table:table-cell>
              <table:table-cell office:value-type="float" office:value="7340.73888888889">
                <text:p>7340.73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0.2">
                <text:p>1850.2</text:p>
              </table:table-cell>
              <table:table-cell office:value-type="float" office:value="7671.39444444444">
                <text:p>7671.39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.4">
                <text:p>1900.4</text:p>
              </table:table-cell>
              <table:table-cell office:value-type="float" office:value="7928.58333333333">
                <text:p>7928.5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0.4">
                <text:p>1950.4</text:p>
              </table:table-cell>
              <table:table-cell office:value-type="float" office:value="8149.73888888889">
                <text:p>8149.73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.2">
                <text:p>2000.2</text:p>
              </table:table-cell>
              <table:table-cell office:value-type="float" office:value="8332.65555555555">
                <text:p>8332.6555555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0.4">
                <text:p>2050.4</text:p>
              </table:table-cell>
              <table:table-cell office:value-type="float" office:value="8492.26111111111">
                <text:p>8492.26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.6">
                <text:p>2100.6</text:p>
              </table:table-cell>
              <table:table-cell office:value-type="float" office:value="8632.76666666667">
                <text:p>8632.7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.4">
                <text:p>2150.4</text:p>
              </table:table-cell>
              <table:table-cell office:value-type="float" office:value="8816.08333333333">
                <text:p>8816.0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.6">
                <text:p>2200.6</text:p>
              </table:table-cell>
              <table:table-cell office:value-type="float" office:value="9053.27777777778">
                <text:p>9053.2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0.4">
                <text:p>2250.4</text:p>
              </table:table-cell>
              <table:table-cell office:value-type="float" office:value="9345.92222222222">
                <text:p>9345.92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.4">
                <text:p>2300.4</text:p>
              </table:table-cell>
              <table:table-cell office:value-type="float" office:value="9750.09444444444">
                <text:p>9750.0944444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